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hanging theme at push of butt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wri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Touch scre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Sudo issue</text:p>
          </table:table-cell>
          <table:table-cell table:number-columns-repeated="2"/>
          <table:table-cell office:value-type="string">
            <text:p>Eric is tackling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cl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mporting multiple window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abs</text:p>
          </table:table-cell>
          <table:table-cell office:value-type="string">
            <text:p><text:a xlink:href="https://www.youtube.com/watch?v=i4rau-6PhNM">https://www.youtube.com/watch?v=i4rau-6PhNM</text:a>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Full screen, no menu ba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Helloworld_5</text:p>
          </table:table-cell>
          <table:table-cell office:value-type="string">
            <text:p>&gt;&gt;&gt; Real time graphs</text:p>
          </table:table-cell>
          <table:table-cell table:number-columns-repeated="2"/>
          <table:table-cell office:value-type="string">
            <text:p>This was not actually asked for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/graph some dat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 live data using some frameworks</text:p>
          </table:table-cell>
          <table:table-cell office:value-type="string">
            <text:p>pick a framework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ead style sheet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o style shee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F Signal Generator mod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Input</text:p>
          </table:table-cell>
          <table:table-cell office:value-type="string">
            <text:p>Output Frequency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utput Pow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F On / Off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Display</text:p>
          </table:table-cell>
          <table:table-cell office:value-type="string">
            <text:p>Output Frequency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utput Pow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F On /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ck indication</text:p>
          </table:table-cell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6">10/06/2021</text:date>, <text:time>04:4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6H58M35S</meta:editing-duration>
    <meta:editing-cycles>563</meta:editing-cycles>
    <meta:generator>OpenOffice.org/3.4.1$Win32 OpenOffice.org_project/341m1$Build-9593</meta:generator>
    <dc:date>2021-10-06T04:47:08.04</dc:date>
    <meta:document-statistic meta:table-count="1" meta:cell-count="137" meta:object-count="0"/>
    <meta:user-defined meta:name="Info 1"/>
    <meta:user-defined meta:name="Info 2"/>
    <meta:user-defined meta:name="Info 3"/>
    <meta:user-defined meta:name="Info 4"/>
  </office:meta>
</office:document-meta>
</file>